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d62a0" officeooo:paragraph-rsid="000d62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#####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" meta:word-count="1" meta:character-count="6" meta:non-whitespace-character-count="6"/>
    <meta:generator>LibreOffice/5.0.3.2$Linux_X86_64 LibreOffice_project/00m0$Build-2</meta:generator>
  </office:meta>
</office:document-meta>
</file>